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ccff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Arrow_20_concave" draw:marker-start-width="0.101cm" draw:marker-start-center="false" draw:marker-end="Arrow_20_concave" draw:marker-end-width="0.101cm" draw:marker-end-center="false" draw:fill="none" draw:fill-color="#ffffff" draw:fill-image-width="0cm" draw:fill-image-height="0cm" draw:textarea-horizontal-align="left" draw:auto-grow-height="true" draw:auto-grow-width="true" fo:min-height="0.479cm" fo:min-width="1.01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Arrow_20_concave" draw:marker-start-width="0.131cm" draw:marker-start-center="false" draw:marker-end="Arrow_20_concave" draw:marker-end-width="0.131cm" draw:marker-end-center="false" draw:fill="solid" draw:fill-color="#b5e087" draw:fill-image-width="0cm" draw:fill-image-height="0cm" draw:textarea-horizontal-align="justify" draw:textarea-vertical-align="middle" draw:auto-grow-height="false" fo:min-height="0.899cm" fo:min-width="0.644cm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Arrow_20_concave" draw:marker-start-width="0.131cm" draw:marker-start-center="false" draw:marker-end="Arrow_20_concave" draw:marker-end-width="0.131cm" draw:marker-end-center="false" draw:fill="solid" draw:fill-color="#b5e087" draw:fill-image-width="0cm" draw:fill-image-height="0cm" draw:textarea-horizontal-align="justify" draw:textarea-vertical-align="middle" draw:auto-grow-height="false" fo:min-height="0.413cm" fo:min-width="0.164cm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Arrow_20_concave" draw:marker-start-width="0.131cm" draw:marker-start-center="false" draw:marker-end="Arrow_20_concave" draw:marker-end-width="0.131cm" draw:marker-end-center="false" draw:fill="solid" draw:fill-color="#b5e087" draw:fill-image-width="0cm" draw:fill-image-height="0cm" draw:textarea-horizontal-align="justify" draw:textarea-vertical-align="middle" draw:auto-grow-height="false" fo:min-height="0.11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ffff99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Arrow_20_concave" draw:marker-start-width="0.101cm" draw:marker-start-center="false" draw:marker-end="Arrow_20_concave" draw:marker-end-width="0.101cm" draw:marker-end-center="false" draw:fill="none" draw:fill-color="#ffffff" draw:fill-image-width="0cm" draw:fill-image-height="0cm" draw:textarea-horizontal-align="left" draw:auto-grow-height="true" draw:auto-grow-width="true" fo:min-height="0.479cm" fo:min-width="1.011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Arrow_20_concave" draw:marker-start-width="0.101cm" draw:marker-start-center="false" draw:marker-end="Arrow_20_concave" draw:marker-end-width="0.101cm" draw:marker-end-center="false" draw:fill="none" draw:fill-color="#ffffff" draw:fill-image-width="0cm" draw:fill-image-height="0cm" draw:textarea-horizontal-align="left" draw:auto-grow-height="true" draw:auto-grow-width="true" fo:min-height="0.477cm" fo:min-width="1.01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ccff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b5e087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004cm" svg:y1="15.15cm" svg:x2="10.004cm" svg:y2="16.35cm">
            <text:p/>
          </draw:line>
          <draw:frame draw:style-name="gr2" draw:text-style-name="P3" draw:layer="layout" svg:width="1.01cm" svg:height="0.479cm" draw:transform="rotate (1.5707963267949) translate (9.614cm 16.123cm)">
            <draw:text-box>
              <text:p text:style-name="P2"><text:span text:style-name="T1">5 cm</text:span></text:p>
            </draw:text-box>
          </draw:frame>
          <draw:custom-shape draw:style-name="gr3" draw:text-style-name="P4" draw:layer="layout" svg:width="1.549cm" svg:height="1.558cm" svg:x="10.096cm" svg:y="14.75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4" draw:layer="layout" svg:width="0.909cm" svg:height="0.911cm" svg:x="10.445cm" svg:y="14.15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4" draw:layer="layout" svg:width="0.503cm" svg:height="0.507cm" svg:x="10.63cm" svg:y="13.80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6" draw:text-style-name="P5" draw:layer="layout" svg:x1="11.451cm" svg:y1="14.847cm" svg:x2="11.444cm" svg:y2="14.151cm">
            <text:p/>
          </draw:line>
          <draw:frame draw:style-name="gr7" draw:text-style-name="P3" draw:layer="layout" svg:width="1.011cm" svg:height="0.479cm" draw:transform="rotate (1.5707963267949) translate (11.505cm 14.752cm)">
            <draw:text-box>
              <text:p text:style-name="P2"><text:span text:style-name="T1">4 cm</text:span></text:p>
            </draw:text-box>
          </draw:frame>
          <draw:frame draw:style-name="gr8" draw:text-style-name="P3" draw:layer="layout" svg:width="1.01cm" svg:height="0.477cm" svg:x="9.766cm" svg:y="13.911cm">
            <draw:text-box>
              <text:p text:style-name="P2"><text:span text:style-name="T1">3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5:40:00.308959342</meta:creation-date>
    <dc:date>2018-05-18T15:40:21.633513982</dc:date>
    <meta:editing-duration>PT21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